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da137" officeooo:paragraph-rsid="000dafe0"/>
    </style:style>
    <style:style style:name="P2" style:family="paragraph" style:parent-style-name="Standard">
      <style:paragraph-properties fo:line-height="200%" fo:text-align="start" style:justify-single-word="false"/>
      <style:text-properties officeooo:rsid="000dafe0" officeooo:paragraph-rsid="000dafe0"/>
    </style:style>
    <style:style style:name="P3" style:family="paragraph" style:parent-style-name="Standard">
      <style:paragraph-properties fo:line-height="200%" fo:text-align="center" style:justify-single-word="false"/>
      <style:text-properties fo:font-size="14pt" officeooo:rsid="000da137" officeooo:paragraph-rsid="000da137" style:font-size-asian="14pt" style:font-size-complex="14pt"/>
    </style:style>
    <style:style style:name="T1" style:family="text">
      <style:text-properties officeooo:rsid="000dafe0"/>
    </style:style>
    <style:style style:name="T2" style:family="text">
      <style:text-properties style:text-position="super 58%" officeooo:rsid="000f3634"/>
    </style:style>
    <style:style style:name="T3" style:family="text">
      <style:text-properties officeooo:rsid="000f3634"/>
    </style:style>
    <style:style style:name="T4" style:family="text">
      <style:text-properties style:text-position="0% 100%"/>
    </style:style>
    <style:style style:name="T5" style:family="text">
      <style:text-properties style:text-position="0% 100%" officeooo:rsid="000f36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work is a product of our own thinking and efforts.</text:p>
      <text:p text:style-name="P2">Jahlia Finney</text:p>
      <text:p text:style-name="P2">Ryan Sayko</text:p>
      <text:p text:style-name="P2">April 14 2017 </text:p>
      <text:p text:style-name="P2">Final Lab</text:p>
      <text:p text:style-name="P3">Proposal</text:p>
      <text:p text:style-name="P1"><text:tab/>The type of final project that we are pursuing is software testing. <text:s text:c="2"/>Software testing is important in industry because it helps workers from all backgrounds make sure that their programs work efficiently and without error. We are going to use <text:span text:style-name="T4">FindBugs</text:span><text:span text:style-name="T2">TM</text:span><text:span text:style-name="T5">, created by the University of Maryland, </text:span><text:span text:style-name="T4">as</text:span> an open source template to test <text:span text:style-name="T3">and debug </text:span>different classes and methods. FindBugs<text:span text:style-name="T2">TM</text:span> is a program that predicts a <text:span text:style-name="T3">Java</text:span> program’s errors before compilation. We have discussed various different applications of our hypothetical software testing program and we’ve developed some ideas. Our primary interest is to create a software testing program that focuses on solving syntax and runtime errors. <text:s/><text:span text:style-name="T1">Many different options of FindBugs</text:span><text:span text:style-name="T2">TM</text:span><text:span text:style-name="T1"> will be explored. For example, we can run FindBugs</text:span><text:span text:style-name="T2">TM</text:span><text:span text:style-name="T1"> using the command line or through a graphical user interface (GUI). Other available methods of the FindBugs</text:span><text:span text:style-name="T2">TM</text:span><text:span text:style-name="T5"> program include</text:span><text:span text:style-name="T1"> the Eclipse plugin and the Ant task. <text:s/>The output of these files would be reports, describing whether or not the intent of the program’s characteristics matches it’s output. These reports explain whether or not variables in the tested classes and methods match the actual output of the program. <text:s/>Certain analysis properties will also be explored and utilized throughout the course of creating this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5:40:23.897243590</meta:creation-date>
    <meta:print-date>2017-04-13T16:11:04.530751079</meta:print-date>
    <dc:date>2017-04-13T16:12:49.540820307</dc:date>
    <meta:editing-duration>PT1M36S</meta:editing-duration>
    <meta:editing-cycles>1</meta:editing-cycles>
    <meta:document-statistic meta:table-count="0" meta:image-count="0" meta:object-count="0" meta:page-count="1" meta:paragraph-count="7" meta:word-count="225" meta:character-count="1424" meta:non-whitespace-character-count="1198"/>
    <meta:generator>LibreOffice/5.1.6.2$Linux_X86_64 LibreOffice_project/10m0$Build-2</meta:generator>
  </office:meta>
</office:document-meta>
</file>